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DAC26</text:p></draw:rect><draw:rect text:anchor-type="paragraph" draw:z-index="3" draw:style-name="gr1" draw:text-style-name="P3" svg:width="3.652cm" svg:height="1.123cm" svg:x="13.425cm" svg:y="0.416cm"><text:p text:style-name="P3">15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6-12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Project Plan Document</text:p></draw:rect><draw:rect text:anchor-type="paragraph" draw:z-index="5" draw:style-name="gr1" draw:text-style-name="P3" svg:width="3.652cm" svg:height="1.123cm" svg:x="13.425cm" svg:y="0.55cm"><text:p text:style-name="P3">SE.17.P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1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Title number incorrect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8" draw:style-name="gr1" draw:text-style-name="P3" svg:width="4.287cm" svg:height="1.218cm" svg:x="4.641cm" svg:y="0.485cm"><text:p text:style-name="P3">DAW26</text:p></draw:rect><draw:rect text:anchor-type="paragraph" draw:z-index="9" draw:style-name="gr1" draw:text-style-name="P3" svg:width="3.652cm" svg:height="1.123cm" svg:x="13.16cm" svg:y="0.67cm"><text:p text:style-name="P3">28-1-2013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Title number corrected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29-1-2013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9T12:14:13.28</dc:date>
    <meta:editing-duration>PT6H6M11S</meta:editing-duration>
    <meta:editing-cycles>19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